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c87" officeooo:paragraph-rsid="0011cc87"/>
    </style:style>
    <style:style style:name="P2" style:family="paragraph" style:parent-style-name="Standard">
      <style:text-properties style:font-name="Liberation Serif" fo:font-size="12pt" officeooo:paragraph-rsid="0012b991" style:font-size-asian="12pt" style:font-size-complex="12pt"/>
    </style:style>
    <style:style style:name="P3" style:family="paragraph" style:parent-style-name="Standard">
      <style:text-properties fo:font-weight="bold" officeooo:rsid="003ad105" officeooo:paragraph-rsid="003ad105" style:font-weight-asian="bold" style:font-weight-complex="bold"/>
    </style:style>
    <style:style style:name="P4" style:family="paragraph" style:parent-style-name="Standard">
      <style:text-properties fo:font-weight="bold" officeooo:rsid="00382ec3" officeooo:paragraph-rsid="003ad105" style:font-weight-asian="bold" style:font-weight-complex="bold"/>
    </style:style>
    <style:style style:name="P5" style:family="paragraph" style:parent-style-name="Standard">
      <style:text-properties officeooo:rsid="002cf4e8" officeooo:paragraph-rsid="00306c08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5e3c4" officeooo:paragraph-rsid="0015e3c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306c08" officeooo:paragraph-rsid="003ad10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3ad105" officeooo:paragraph-rsid="0046ec76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382ec3" officeooo:paragraph-rsid="003ad105"/>
    </style:style>
    <style:style style:name="P10" style:family="paragraph" style:parent-style-name="Standard">
      <style:text-properties fo:font-weight="normal" officeooo:rsid="002ad2ae" officeooo:paragraph-rsid="003ad105" style:font-weight-asian="normal" style:font-weight-complex="normal"/>
    </style:style>
    <style:style style:name="P11" style:family="paragraph" style:parent-style-name="Standard">
      <style:text-properties fo:font-weight="normal" officeooo:rsid="0046ec76" officeooo:paragraph-rsid="0046ec76" style:font-weight-asian="normal" style:font-weight-complex="normal"/>
    </style:style>
    <style:style style:name="P12" style:family="paragraph" style:parent-style-name="Standard">
      <style:text-properties fo:font-weight="normal" officeooo:rsid="0069f377" officeooo:paragraph-rsid="0046ec76" style:font-weight-asian="normal" style:font-weight-complex="normal"/>
    </style:style>
    <style:style style:name="P13" style:family="paragraph" style:parent-style-name="Standard">
      <style:text-properties fo:font-weight="normal" officeooo:rsid="002ad2ae" officeooo:paragraph-rsid="003ad105" style:font-weight-asian="normal" style:font-weight-complex="normal"/>
    </style:style>
    <style:style style:name="P14" style:family="paragraph" style:parent-style-name="Standard">
      <style:text-properties fo:font-weight="normal" officeooo:rsid="00169554" officeooo:paragraph-rsid="00726e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5e3c4" officeooo:paragraph-rsid="00726eae" style:font-size-asian="16pt" style:font-weight-asian="bold" style:font-size-complex="16pt" style:font-weight-complex="bold"/>
    </style:style>
    <style:style style:name="P16" style:family="paragraph" style:parent-style-name="Standard">
      <style:text-properties fo:font-weight="bold" officeooo:rsid="00306c08" officeooo:paragraph-rsid="00726eae" style:font-weight-asian="bold" style:font-weight-complex="bold"/>
    </style:style>
    <style:style style:name="P17" style:family="paragraph" style:parent-style-name="Standard">
      <style:text-properties fo:font-weight="bold" officeooo:rsid="00546f4a" officeooo:paragraph-rsid="00726eae" style:font-weight-asian="bold" style:font-weight-complex="bold"/>
    </style:style>
    <style:style style:name="P18" style:family="paragraph" style:parent-style-name="Standard">
      <style:text-properties officeooo:rsid="00169554" officeooo:paragraph-rsid="00726eae"/>
    </style:style>
    <style:style style:name="P19" style:family="paragraph" style:parent-style-name="Standard">
      <style:text-properties officeooo:rsid="004a4d7d" officeooo:paragraph-rsid="00726eae" fo:background-color="#fff200"/>
    </style:style>
    <style:style style:name="P20" style:family="paragraph" style:parent-style-name="Standard">
      <style:text-properties officeooo:rsid="004c291f" officeooo:paragraph-rsid="00726eae" fo:background-color="#fff200"/>
    </style:style>
    <style:style style:name="P21" style:family="paragraph" style:parent-style-name="Standard">
      <style:text-properties officeooo:rsid="004e0651" officeooo:paragraph-rsid="00726eae" fo:background-color="#fff200"/>
    </style:style>
    <style:style style:name="T1" style:family="text">
      <style:text-properties fo:font-variant="normal" fo:text-transform="none" fo:color="#383838" fo:letter-spacing="normal" fo:font-style="normal" fo:font-weight="bold" officeooo:rsid="0011cc87" style:font-weight-asian="bold" style:font-weight-complex="bold" loext:padding="0in" loext:border="none"/>
    </style:style>
    <style:style style:name="T2" style:family="text">
      <style:text-properties fo:font-variant="normal" fo:text-transform="none" fo:color="#383838" fo:letter-spacing="normal" fo:font-style="normal" fo:font-weight="normal" officeooo:rsid="0011cc87" loext:padding="0in" loext:border="none"/>
    </style:style>
    <style:style style:name="T3" style:family="text">
      <style:text-properties officeooo:rsid="0017b3e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25a5" style:font-weight-asian="normal" style:font-weight-complex="normal"/>
    </style:style>
    <style:style style:name="T6" style:family="text">
      <style:text-properties fo:font-weight="normal" officeooo:rsid="00269c8e" style:font-weight-asian="normal" style:font-weight-complex="normal"/>
    </style:style>
    <style:style style:name="T7" style:family="text">
      <style:text-properties officeooo:rsid="001fc97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1e27" style:font-weight-asian="bold" style:font-weight-complex="bold"/>
    </style:style>
    <style:style style:name="T10" style:family="text">
      <style:text-properties officeooo:rsid="003a1e27"/>
    </style:style>
    <style:style style:name="T11" style:family="text">
      <style:text-properties officeooo:rsid="003ad105"/>
    </style:style>
    <style:style style:name="T12" style:family="text">
      <style:text-properties officeooo:rsid="00269c8e"/>
    </style:style>
    <style:style style:name="T13" style:family="text">
      <style:text-properties officeooo:rsid="0046ec76"/>
    </style:style>
    <style:style style:name="T14" style:family="text">
      <style:text-properties officeooo:rsid="0070cd59"/>
    </style:style>
    <style:style style:name="T15" style:family="text">
      <style:text-properties officeooo:rsid="0072b3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craping language</text:span><text:span text:style-name="T2">: Python</text:span></text:p>
      <text:p text:style-name="P1"/>
      <text:p text:style-name="P6">Specs for <text:span text:style-name="T14">GoogleSearch</text:span> scraping script<text:span text:style-name="T7">s</text:span> <text:span text:style-name="T3">in python</text:span>:</text:p>
      <text:p text:style-name="Text_20_body">{</text:p>
      <text:p text:style-name="Text_20_body"><text:tab/>timestamp: "1542200932",</text:p>
      <text:p text:style-name="Text_20_body"><text:tab/>keyword: "apple watch",</text:p>
      <text:p text:style-name="Text_20_body"><text:tab/>searchEngine: "www.google.com",</text:p>
      <text:p text:style-name="Text_20_body"><text:tab/>numberOfWebPages: 10,</text:p>
      <text:p text:style-name="Text_20_body"><text:tab/>limitResultsPerPage: 50,</text:p>
      <text:p text:style-name="Text_20_body"><text:tab/>searchResultNumber: 95900000,</text:p>
      <text:p text:style-name="Text_20_body"><text:tab/>searchDate: "Past year",</text:p>
      <text:p text:style-name="Text_20_body"><text:tab/>pageLink: "https://mashable.com/feature/apple-watch-series-4-review/?europe=true",</text:p>
      <text:p text:style-name="Text_20_body"><text:tab/>content: [</text:p>
      <text:p text:style-name="Text_20_body"><text:tab/><text:tab/>{ text: "text text", tagType: "p", sentimennt: 0.8},</text:p>
      <text:p text:style-name="Text_20_body"><text:tab/><text:tab/>{ text: "text text", tagType: "h1", sentimennt: 0.<text:span text:style-name="T15">6</text:span>},</text:p>
      <text:p text:style-name="Text_20_body"><text:tab/><text:tab/>{ text: "text text", tagType: "span", sentimennt: 0.<text:span text:style-name="T15">4</text:span>},</text:p>
      <text:p text:style-name="Text_20_body"><text:tab/><text:tab/>{ text: "text text", tagType: "p", sentimennt: 0.<text:span text:style-name="T15">5</text:span>},</text:p>
      <text:p text:style-name="Text_20_body"><text:tab/><text:tab/>{ text: "text text", tagType: "h1", sentimennt: -<text:span text:style-name="T15">0.4</text:span>},</text:p>
      <text:p text:style-name="Text_20_body"><text:tab/>],</text:p>
      <text:p text:style-name="Text_20_body"><text:tab/>averageSentiment: 0.3</text:p>
      <text:p text:style-name="Text_20_body">}</text:p>
      <text:p text:style-name="Text_20_body"/>
      <text:p text:style-name="Text_20_body">searchDate = ['Whatever date', 'Past hour', 'Past day', 'Past week', 'Past month', 'Past year']</text:p>
      <text:p text:style-name="Text_20_body"/>
      <text:p text:style-name="Text_20_body">scrapeSearchEngine(term, searchDate, numberOfWebPages ,limitResultsPerPage)</text:p>
      <text:p text:style-name="Text_20_body"/>
      <text:p text:style-name="Text_20_body">scrapeSearchEngine("apple watch", 5, 10, 50)</text:p>
      <text:p text:style-name="Text_20_body"/>
      <text:p text:style-name="Text_20_body">search term example: apple watch review</text:p>
      <text:p text:style-name="Text_20_body"/>
      <text:p text:style-name="P5"/>
      <text:p text:style-name="P7"><text:span text:style-name="T11">IMPORTANT</text:span> NOTES:</text:p>
      <text:p text:style-name="P3"><text:soft-page-break/>- MongoDb is really easy and even without experience the coder will have to learn only how to insert data.</text:p>
      <text:p text:style-name="P4"/>
      <text:p text:style-name="P9"><text:span text:style-name="T8">- Needed but not mandatory: </text:span><text:span text:style-name="T6">Need the script to use random VPN connections </text:span><text:span text:style-name="T5">for avoiding IP banning</text:span><text:span text:style-name="T6">. For that I have an <text:tab/>account on ExpressVPN supplier. This is the python wrapper:</text:span><text:span text:style-name="T12"> </text:span><text:a xlink:type="simple" xlink:href="https://github.com/philipperemy/expressvpn-python" text:style-name="Internet_20_link" text:visited-style-name="Visited_20_Internet_20_Link"><text:span text:style-name="T12">https://github.com/philipperemy/expressvpn-python</text:span></text:a></text:p>
      <text:p text:style-name="P10"/>
      <text:p text:style-name="P10">- <text:span text:style-name="T9">Errors</text:span><text:span text:style-name="T10"> should be sent to another mongoDb collection</text:span></text:p>
      <text:p text:style-name="P10"/>
      <text:p text:style-name="P10">- <text:span text:style-name="T9">Changes to the structure of the pages</text:span><text:span text:style-name="T10"> should be detected and sent immediately via email so that coder can adjust the scripts depending on the changes</text:span></text:p>
      <text:p text:style-name="P10"/>
      <text:p text:style-name="P10"/>
      <text:p text:style-name="P15">Where to store data and how:</text:p>
      <text:p text:style-name="P16">MongoDb NOSQL database:</text:p>
      <text:p text:style-name="P17"><text:span text:style-name="T4">how to implement it with python: </text:span><text:a xlink:type="simple" xlink:href="http://api.mongodb.com/python/current/tutorial.html" text:style-name="Internet_20_link" text:visited-style-name="Visited_20_Internet_20_Link"><text:span text:style-name="T4">http://api.mongodb.com/python/current/tutorial.html</text:span></text:a></text:p>
      <text:p text:style-name="P18">mongo host: devserver.nulabs.it</text:p>
      <text:p text:style-name="P19">port: 27027</text:p>
      <text:p text:style-name="P20">Database name: scraperDb</text:p>
      <text:p text:style-name="P21">table: amazon</text:p>
      <text:p text:style-name="P18">username: developer</text:p>
      <text:p text:style-name="P14">password: 5cr4p3r18</text:p>
      <text:p text:style-name="P14"/>
      <text:p text:style-name="P8"><text:span text:style-name="T13">M</text:span>y details:</text:p>
      <text:p text:style-name="P11">email: <text:a xlink:type="simple" xlink:href="mailto:bacin@newbiz.it" text:style-name="Internet_20_link" text:visited-style-name="Visited_20_Internet_20_Link">bacin@newbiz.it</text:a></text:p>
      <text:p text:style-name="P11">skype: man_of_a_kind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36:58.567857413</meta:creation-date>
    <meta:editing-duration>P2DT8H31M34S</meta:editing-duration>
    <meta:editing-cycles>45</meta:editing-cycles>
    <meta:generator>LibreOffice/6.0.6.2$Linux_X86_64 LibreOffice_project/00m0$Build-2</meta:generator>
    <dc:date>2018-11-22T16:08:35.055579069</dc:date>
    <meta:document-statistic meta:table-count="0" meta:image-count="0" meta:object-count="0" meta:page-count="2" meta:paragraph-count="41" meta:word-count="230" meta:character-count="1767" meta:non-whitespace-character-count="1556"/>
  </office:meta>
</office:document-meta>
</file>